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77"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78"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79"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80"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81"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82"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83"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84" style:parent-style-name="Fuentedepárrafopredeter." style:family="text">
      <style:text-properties style:font-name="Courier New" style:font-name-complex="Courier New" fo:color="#333333" fo:font-size="9pt" style:font-size-asian="9pt" style:font-size-complex="9pt" fo:background-color="#FFFFFF"/>
    </style:style>
    <style:style style:name="P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91"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92"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93"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94"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95"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96"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97"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98"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99" style:parent-style-name="Fuentedepárrafopredeter." style:family="text">
      <style:text-properties style:font-name="Courier New" style:font-name-complex="Courier New" fo:color="#333333" fo:font-size="9pt" style:font-size-asian="9pt" style:font-size-complex="9pt" fo:background-color="#FFFFFF"/>
    </style:style>
    <style:style style:name="P1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06"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07"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08"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09"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10"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11"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12"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13" style:parent-style-name="Fuentedepárrafopredeter." style:family="text">
      <style:text-properties style:font-name="Courier New" style:font-name-complex="Courier New" fo:color="#333333" fo:font-size="9pt" style:font-size-asian="9pt" style:font-size-complex="9pt" fo:background-color="#FFFFFF"/>
    </style:style>
    <style:style style:name="P1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9"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20"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21"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22"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23"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24"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25"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26"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27"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28" style:parent-style-name="Fuentedepárrafopredeter." style:family="text">
      <style:text-properties style:font-name="Courier New" style:font-name-complex="Courier New" fo:color="#333333" fo:font-size="9pt" style:font-size-asian="9pt" style:font-size-complex="9pt" fo:background-color="#FFFFFF"/>
    </style:style>
    <style:style style:name="P1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35"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36"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37"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38"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39"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40"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41"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42" style:parent-style-name="Fuentedepárrafopredeter." style:family="text">
      <style:text-properties style:font-name="Courier New" style:font-name-complex="Courier New" fo:color="#333333" fo:font-size="9pt" style:font-size-asian="9pt" style:font-size-complex="9pt" fo:background-color="#FFFFFF"/>
    </style:style>
    <style:style style:name="P1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es" style:country-asian="ES"/>
    </style:style>
    <style:style style:name="P1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es" style:country-asian="ES"/>
    </style:style>
    <style:style style:name="P1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es" style:country-asian="ES"/>
    </style:style>
    <style:style style:name="P1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es" style:country-asian="ES"/>
    </style:style>
    <style:style style:name="P1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es" style:country-asian="ES"/>
    </style:style>
    <style:style style:name="P1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es" style:country-asian="ES"/>
    </style:style>
    <style:style style:name="P1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1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style:style style:name="P2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style:style>
  </office:automatic-styles>
  <office:body>
    <office:text text:use-soft-page-breaks="true">
      <text:p text:style-name="P1">Data Scientist Role Play: Profiling and Analyzing the Yelp Dataset Coursera Worksheet</text:p>
      <text:p text:style-name="P2"/>
      <text:p text:style-name="P3">This is a 2-part assignment. In the first part, you are asked a series of questions that will help you profile and understand the data just like a<text:s/>data scientist would. For this first part of the assignment, you will be assessed both on the correctness of your findings, as well as the code you used to arrive at your answer. You will be graded on how easy your code is to read, so remember to use proper formatting and comments where necessary.</text:p>
      <text:p text:style-name="P4"/>
      <text:p text:style-name="P5">In the second part of the assignment, you are asked to come up with your own inferences and analysis of the data for a particular research question you want to answer. You will be required to prepare the dataset<text:s/>for the analysis you choose to do. As with the first part, you will be graded, in part, on how easy your code is to read, so use proper formatting and comments to illustrate and communicate your intent as required.</text:p>
      <text:p text:style-name="P6"/>
      <text:p text:style-name="P7">For both parts of this assignment, use this "worksheet." It provides all the questions you are being asked, and your job will be to transfer your answers and SQL coding where indicated into this worksheet so that your peers can review your work. You should be able to use any Text Editor (Windows<text:s/>Notepad, Apple TextEdit, Notepad ++, Sublime Text, etc.) to copy and paste your answers. If you are going to use Word or some other page layout application, just be careful to make sure your answers and code are lined appropriately.</text:p>
      <text:p text:style-name="P8">In this case, you may<text:s/>want to save as a PDF to ensure your formatting remains intact for you reviewer.</text:p>
      <text:p text:style-name="P9"/>
      <text:p text:style-name="P10"/>
      <text:p text:style-name="P11"/>
      <text:p text:style-name="P12">Part 1: Yelp Dataset Profiling and Understanding</text:p>
      <text:p text:style-name="P13"/>
      <text:p text:style-name="P14">1. Profile the data by finding the total number of records for each of the tables below:</text:p>
      <text:p text:style-name="P15"><text:tab/></text:p>
      <text:p text:style-name="P16">i.<text:s/>Attribute table =<text:s/>10000</text:p>
      <text:p text:style-name="P17"><text:tab/>SELECT COUNT (*)FROM attribute</text:p>
      <text:p text:style-name="P18"/>
      <text:p text:style-name="P19">ii. Business table =<text:s/>1000</text:p>
      <text:p text:style-name="P20"><text:tab/>SELECT COUNT (*)FROM business</text:p>
      <text:p text:style-name="P21">iii. Category table =<text:s/>1000</text:p>
      <text:p text:style-name="P22"><text:tab/>SELECT COUNT (*)FROM category</text:p>
      <text:p text:style-name="P23"/>
      <text:p text:style-name="P24">iv. Checkin table =</text:p>
      <text:p text:style-name="P25">v. elite_years table =</text:p>
      <text:p text:style-name="P26">vi. friend table =<text:s/></text:p>
      <text:p text:style-name="P27">vii. hours table =</text:p>
      <text:p text:style-name="P28">viii. photo table =<text:s/></text:p>
      <text:p text:style-name="P29">ix. review table =<text:s/></text:p>
      <text:p text:style-name="P30">x. tip table =<text:s/></text:p>
      <text:p text:style-name="P31">xi. user table =</text:p>
      <text:p text:style-name="P32"><text:tab/></text:p>
      <text:p text:style-name="P33"/>
      <text:p text:style-name="P34"/>
      <text:p text:style-name="P35">2. Find the total distinct records by either the foreign key or primary key for each table. If two foreign keys are listed in the table, please specify which foreign key.</text:p>
      <text:p text:style-name="P36"/>
      <text:p text:style-name="P37">i.<text:s/>Business =<text:s/>1000</text:p>
      <text:soft-page-break/>
      <text:p text:style-name="P38"><text:tab/>SELECT DISTINCT COUNT(id) FROM business <text:s text:c="2"/></text:p>
      <text:p text:style-name="P39"/>
      <text:p text:style-name="P40">ii. Hours =<text:s/>1000</text:p>
      <text:p text:style-name="P41">SELECT DISTINCT COUNT(business_id)</text:p>
      <text:p text:style-name="P42">FROM hours</text:p>
      <text:p text:style-name="P43">iii. Category =</text:p>
      <text:p text:style-name="P44">iv. Attribute =</text:p>
      <text:p text:style-name="P45">v. Review =</text:p>
      <text:p text:style-name="P46">vi. Checkin =<text:s/></text:p>
      <text:p text:style-name="P47">vii. Photo =</text:p>
      <text:p text:style-name="P48">viii. Tip =<text:s/></text:p>
      <text:p text:style-name="P49">ix. User =<text:s/></text:p>
      <text:p text:style-name="P50">x. Friend =<text:s/></text:p>
      <text:p text:style-name="P51">xi. Elite_years =</text:p>
      <text:p text:style-name="P52"/>
      <text:p text:style-name="P53">Note: Primary Keys are denoted in the ER-Diagram with a yellow key icon.<text:tab/></text:p>
      <text:p text:style-name="P54"/>
      <text:p text:style-name="P55"/>
      <text:p text:style-name="P56"/>
      <text:p text:style-name="P57">3. Are there any columns with null values in the Users table? Indicate "yes," or "no."</text:p>
      <text:p text:style-name="P58"/>
      <text:p text:style-name="P59"><text:tab/>Answer:<text:s/>no</text:p>
      <text:p text:style-name="P60"><text:tab/></text:p>
      <text:p text:style-name="P61"><text:tab/></text:p>
      <text:p text:style-name="P62"><text:tab/>SQL code used to arrive at answer:<text:s/></text:p>
      <text:p text:style-name="P63"/>
      <text:p text:style-name="P64">SELECT DISTINCT COUNT(*)</text:p>
      <text:p text:style-name="P65">FROM user</text:p>
      <text:p text:style-name="P66">WHERE (name OR review_count OR yelping_since OR useful OR funny OR cool OR fans OR average_stars OR compliment_hot OR compliment_more OR compliment_profile OR compliment_cute OR compliment_list OR compliment_note OR compliment_plain OR compliment_cool OR compliment_funny OR compliment_writer OR compliment_photos) IS NULL</text:p>
      <text:p text:style-name="P67"><text:tab/></text:p>
      <text:p text:style-name="P68"><text:tab/></text:p>
      <text:p text:style-name="P69"/>
      <text:p text:style-name="P70"><text:tab/></text:p>
      <text:p text:style-name="P71">4. For each table and column listed below, display the smallest (minimum), largest (maximum), and average<text:s/>(mean) value for the following fields:</text:p>
      <text:p text:style-name="P72"/>
      <text:p text:style-name="P73"><text:tab/>i. Table: Review, Column: Stars</text:p>
      <text:p text:style-name="P74"><text:tab/></text:p>
      <text:p text:style-name="P75"><text:span text:style-name="T76"><text:tab/></text:span><text:span text:style-name="T77"><text:tab/>min:</text:span><text:span text:style-name="T78">1</text:span><text:span text:style-name="T79"><text:tab/></text:span><text:span text:style-name="T80"><text:tab/>max:</text:span><text:span text:style-name="T81">5</text:span><text:span text:style-name="T82"><text:tab/></text:span><text:span text:style-name="T83"><text:tab/>avg:</text:span><text:span text:style-name="T84"><text:s/>3.7082</text:span></text:p>
      <text:p text:style-name="P85"><text:tab/><text:tab/></text:p>
      <text:p text:style-name="P86"><text:tab/></text:p>
      <text:p text:style-name="P87"><text:tab/>ii. Table: Business, Column: Stars</text:p>
      <text:p text:style-name="P88"><text:tab/></text:p>
      <text:p text:style-name="P89"><text:span text:style-name="T90"><text:tab/></text:span><text:span text:style-name="T91"><text:tab/>min:</text:span><text:span text:style-name="T92"><text:s/>1</text:span><text:span text:style-name="T93"><text:tab/></text:span><text:span text:style-name="T94"><text:tab/>max:</text:span><text:span text:style-name="T95"><text:s/>5</text:span><text:span text:style-name="T96"><text:tab/></text:span><text:span text:style-name="T97"><text:tab/>avg:</text:span><text:span text:style-name="T98"><text:s/></text:span><text:span text:style-name="T99">3.6549</text:span></text:p>
      <text:p text:style-name="P100"><text:tab/><text:tab/></text:p>
      <text:p text:style-name="P101"><text:tab/></text:p>
      <text:p text:style-name="P102"><text:tab/>iii. Table: Tip, Column: Likes</text:p>
      <text:p text:style-name="P103"><text:tab/></text:p>
      <text:p text:style-name="P104"><text:span text:style-name="T105"><text:tab/></text:span><text:span text:style-name="T106"><text:tab/>min:</text:span><text:span text:style-name="T107"><text:s/>0</text:span><text:span text:style-name="T108"><text:tab/></text:span><text:span text:style-name="T109"><text:tab/>max:</text:span><text:span text:style-name="T110"><text:s/>2</text:span><text:span text:style-name="T111"><text:tab/></text:span><text:span text:style-name="T112"><text:tab/>avg:</text:span><text:span text:style-name="T113"><text:s text:c="2"/>0.0144<text:s/></text:span></text:p>
      <text:p text:style-name="P114"><text:tab/><text:tab/></text:p>
      <text:p text:style-name="P115"><text:tab/></text:p>
      <text:p text:style-name="P116"><text:tab/>iv. Table: Checkin, Column:<text:s/>Count</text:p>
      <text:p text:style-name="P117"><text:tab/></text:p>
      <text:p text:style-name="P118"><text:span text:style-name="T119"><text:tab/></text:span><text:span text:style-name="T120"><text:tab/>min:</text:span><text:span text:style-name="T121"><text:s/>1</text:span><text:span text:style-name="T122"><text:tab/></text:span><text:span text:style-name="T123"><text:tab/>max:</text:span><text:span text:style-name="T124"><text:s/>53</text:span><text:span text:style-name="T125"><text:tab/></text:span><text:span text:style-name="T126"><text:tab/>avg:</text:span><text:span text:style-name="T127"><text:s/></text:span><text:span text:style-name="T128">1.9414</text:span></text:p>
      <text:soft-page-break/>
      <text:p text:style-name="P129"><text:tab/><text:tab/></text:p>
      <text:p text:style-name="P130"><text:tab/></text:p>
      <text:p text:style-name="P131"><text:tab/>v. Table: User, Column: Review_count</text:p>
      <text:p text:style-name="P132"><text:tab/></text:p>
      <text:p text:style-name="P133"><text:span text:style-name="T134"><text:tab/></text:span><text:span text:style-name="T135"><text:tab/>min:</text:span><text:span text:style-name="T136"><text:s/>0</text:span><text:span text:style-name="T137"><text:tab/></text:span><text:span text:style-name="T138"><text:tab/>max:</text:span><text:span text:style-name="T139"><text:s/>2000</text:span><text:span text:style-name="T140"><text:tab/>avg:</text:span><text:span text:style-name="T141"><text:s/></text:span><text:span text:style-name="T142">24.2995</text:span></text:p>
      <text:p text:style-name="P143"><text:tab/><text:tab/></text:p>
      <text:p text:style-name="P144"/>
      <text:p text:style-name="P145"/>
      <text:p text:style-name="P146">5. List the cities with the most reviews in descending order:</text:p>
      <text:p text:style-name="P147"/>
      <text:p text:style-name="P148"><text:tab/>SQL code used to arrive at answer:</text:p>
      <text:p text:style-name="P149"/>
      <text:p text:style-name="P150">SELECT review_count, city</text:p>
      <text:p text:style-name="P151">FROM business</text:p>
      <text:p text:style-name="P152">GROUP BY city</text:p>
      <text:p text:style-name="P153">ORDER BY review_count DESC</text:p>
      <text:p text:style-name="P154"><text:tab/></text:p>
      <text:p text:style-name="P155"><text:tab/></text:p>
      <text:p text:style-name="P156"><text:tab/>Copy and Paste the Result Below:</text:p>
      <text:p text:style-name="P157"><text:tab/></text:p>
      <text:p text:style-name="P158"/>
      <text:p text:style-name="P159"><text:tab/></text:p>
      <text:p text:style-name="P160">6. Find the<text:s/>distribution of star ratings to the business in the following cities:</text:p>
      <text:p text:style-name="P161"/>
      <text:p text:style-name="P162">i. Avon</text:p>
      <text:p text:style-name="P163"/>
      <text:p text:style-name="P164">SQL code used to arrive at answer:</text:p>
      <text:p text:style-name="P165"/>
      <text:p text:style-name="P166"/>
      <text:p text:style-name="P167">Copy and Paste the Resulting Table Below (2 columns – star rating and count):</text:p>
      <text:p text:style-name="P168"/>
      <text:p text:style-name="P169"/>
      <text:p text:style-name="P170">ii. Beachwood</text:p>
      <text:p text:style-name="P171"/>
      <text:p text:style-name="P172">SQL code used to arrive at answer:</text:p>
      <text:p text:style-name="P173"/>
      <text:p text:style-name="P174"/>
      <text:p text:style-name="P175">Copy and Paste the Resulting Table Below (2 columns – star rating and count):</text:p>
      <text:p text:style-name="P176"><text:tab/><text:tab/></text:p>
      <text:p text:style-name="P177"/>
      <text:p text:style-name="P178"/>
      <text:p text:style-name="P179">7. Find the top 3 users based on their total number of reviews:</text:p>
      <text:p text:style-name="P180"><text:tab/><text:tab/></text:p>
      <text:p text:style-name="P181"><text:tab/>SQL code used to arrive at answer:</text:p>
      <text:p text:style-name="P182">SELECT review_count, city</text:p>
      <text:p text:style-name="P183">FROM business</text:p>
      <text:p text:style-name="P184">GROUP BY city</text:p>
      <text:p text:style-name="P185">ORDER BY review_count DESC</text:p>
      <text:p text:style-name="P186">LIMIT 5</text:p>
      <text:p text:style-name="P187"><text:tab/></text:p>
      <text:p text:style-name="P188"><text:tab/><text:tab/></text:p>
      <text:p text:style-name="P189"><text:tab/>Copy and Paste the Result Below:</text:p>
      <text:p text:style-name="P190"><text:tab/><text:tab/></text:p>
      <text:p text:style-name="P191"/>
      <text:p text:style-name="P192"/>
      <text:p text:style-name="P193">8. Does posing more<text:s/>reviews correlate with more fans?</text:p>
      <text:p text:style-name="P194"/>
      <text:p text:style-name="P195"><text:tab/>Please explain your findings and interpretation of the results:</text:p>
      <text:soft-page-break/>
      <text:p text:style-name="P196"><text:tab/></text:p>
      <text:p text:style-name="P197"/>
      <text:p text:style-name="P198"><text:tab/></text:p>
      <text:p text:style-name="P199">9. Are there more reviews with the word "love" or with the word "hate" in them?</text:p>
      <text:p text:style-name="P200"/>
      <text:p text:style-name="P201"><text:tab/>Answer:</text:p>
      <text:p text:style-name="P202"/>
      <text:p text:style-name="P203"><text:tab/></text:p>
      <text:p text:style-name="P204"><text:tab/>SQL code used to arrive at answer:</text:p>
      <text:p text:style-name="P205"/>
      <text:p text:style-name="P206"><text:tab/></text:p>
      <text:p text:style-name="P207"><text:tab/></text:p>
      <text:p text:style-name="P208">10. Find the<text:s/>top 10 users with the most fans:</text:p>
      <text:p text:style-name="P209"/>
      <text:p text:style-name="P210"><text:tab/>SQL code used to arrive at answer:</text:p>
      <text:p text:style-name="P211"><text:tab/></text:p>
      <text:p text:style-name="P212"><text:tab/></text:p>
      <text:p text:style-name="P213"><text:tab/>Copy and Paste the Result Below:</text:p>
      <text:p text:style-name="P214"/>
      <text:p text:style-name="P215"><text:tab/></text:p>
      <text:p text:style-name="P216"><text:tab/></text:p>
      <text:p text:style-name="P217">11. Is there a strong relationship (or correlation) between having a high number of fans and being listed as "useful" or "funny?" Out of the top 10 users with the highest number of fans, what percent are also listed as “useful” or “funny”?</text:p>
      <text:p text:style-name="P218"/>
      <text:p text:style-name="P219">Key:</text:p>
      <text:p text:style-name="P220">0% - 25% - Low relationship</text:p>
      <text:p text:style-name="P221">26% - 75% - Medium relationship</text:p>
      <text:p text:style-name="P222">76% - 100% - Strong relationship</text:p>
      <text:p text:style-name="P223"><text:tab/></text:p>
      <text:p text:style-name="P224"><text:tab/>SQL code used to arrive at answer:</text:p>
      <text:p text:style-name="P225"><text:tab/></text:p>
      <text:p text:style-name="P226"><text:tab/></text:p>
      <text:p text:style-name="P227"><text:tab/>Copy and Paste the Result Below:</text:p>
      <text:p text:style-name="P228"><text:tab/></text:p>
      <text:p text:style-name="P229"><text:tab/></text:p>
      <text:p text:style-name="P230"><text:tab/>Please explain your findings and interpretation of the results:</text:p>
      <text:p text:style-name="P231"><text:tab/></text:p>
      <text:p text:style-name="P232"><text:tab/></text:p>
      <text:p text:style-name="P233"><text:tab/></text:p>
      <text:p text:style-name="P234"/>
      <text:p text:style-name="P235">Part 2: Inferences and Analysis</text:p>
      <text:p text:style-name="P236"/>
      <text:p text:style-name="P237">1. Pick one city and category of your choice and group the businesses in that city or category by their overall star rating.<text:s/>Compare the businesses with 2-3 stars to the businesses with 4-5 stars and answer the following questions. Include your code.</text:p>
      <text:p text:style-name="P238"><text:tab/></text:p>
      <text:p text:style-name="P239">i. Do the two groups you chose to analyze have a different distribution of hours?</text:p>
      <text:p text:style-name="P240"/>
      <text:p text:style-name="P241"/>
      <text:p text:style-name="P242">ii. Do the two groups you chose to analyze have a different number of reviews?</text:p>
      <text:p text:style-name="P243"><text:s text:c="9"/></text:p>
      <text:p text:style-name="P244"><text:s text:c="9"/></text:p>
      <text:p text:style-name="P245">iii. Are you able to infer anything from the location data provided between these two groups? Explain.</text:p>
      <text:p text:style-name="P246"/>
      <text:soft-page-break/>
      <text:p text:style-name="P247">SQL code used for analysis:</text:p>
      <text:p text:style-name="P248"/>
      <text:p text:style-name="P249"><text:tab/><text:tab/></text:p>
      <text:p text:style-name="P250"><text:tab/><text:tab/></text:p>
      <text:p text:style-name="P251">2. Group business based on the ones that are open and the ones<text:s/>that are closed. What differences can you find between the ones that are still open and the ones that are closed? List at least two differences and the SQL code you used to arrive at your answer.</text:p>
      <text:p text:style-name="P252"><text:tab/><text:tab/></text:p>
      <text:p text:style-name="P253">i. Difference 1:</text:p>
      <text:p text:style-name="P254"><text:s text:c="9"/></text:p>
      <text:p text:style-name="P255"><text:s text:c="9"/></text:p>
      <text:p text:style-name="P256">ii. Difference 2:</text:p>
      <text:p text:style-name="P257"><text:s text:c="9"/></text:p>
      <text:p text:style-name="P258"><text:s text:c="9"/></text:p>
      <text:p text:style-name="P259"><text:s text:c="9"/></text:p>
      <text:p text:style-name="P260">SQL code used for analysis:</text:p>
      <text:p text:style-name="P261"/>
      <text:p text:style-name="P262"><text:tab/></text:p>
      <text:p text:style-name="P263"><text:tab/></text:p>
      <text:p text:style-name="P264">3. For this last part of your analysis, you are going to choose the type of analysis you want to conduct on the Yelp dataset and are going to prepare the data for analysis.</text:p>
      <text:p text:style-name="P265"/>
      <text:p text:style-name="P266">Ideas for analysis<text:s/>include: Parsing out keywords and business attributes for sentiment analysis, clustering businesses to find commonalities or anomalies between them, predicting the overall star rating for a business, predicting the number of fans a user will have, and so on. These are just a few examples to get you started, so feel free to be creative and come up with your own problem you want to solve. Provide answers, in-line, to all of the following:</text:p>
      <text:p text:style-name="P267"><text:tab/></text:p>
      <text:p text:style-name="P268">i. Indicate the type of analysis you chose to do:</text:p>
      <text:p text:style-name="P269"><text:s text:c="9"/></text:p>
      <text:p text:style-name="P270"><text:s text:c="9"/></text:p>
      <text:p text:style-name="P271">ii. Write 1-2 brief paragraphs on the type of data you will need for your analysis and why you chose that data:</text:p>
      <text:p text:style-name="P272"><text:s text:c="27"/></text:p>
      <text:p text:style-name="P273"><text:s text:c="18"/></text:p>
      <text:p text:style-name="P274">iii. Output of your finished dataset:</text:p>
      <text:p text:style-name="P275"><text:s text:c="9"/></text:p>
      <text:p text:style-name="P276"><text:s text:c="9"/></text:p>
      <text:p text:style-name="P277">iv. Provide the SQL code you used to create your final datase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VARO PEREZ TRASANCOS</meta:initial-creator>
    <dc:creator>ALVARO PEREZ TRASANCOS</dc:creator>
    <meta:creation-date>2020-03-04T18:23:00Z</meta:creation-date>
    <dc:date>2020-03-05T08:59:00Z</dc:date>
    <meta:template xlink:href="Normal" xlink:type="simple"/>
    <meta:editing-cycles>4</meta:editing-cycles>
    <meta:editing-duration>PT5460S</meta:editing-duration>
    <meta:document-statistic meta:page-count="5" meta:paragraph-count="14" meta:word-count="1115" meta:character-count="7238" meta:row-count="51" meta:non-whitespace-character-count="6137"/>
  </office:meta>
</office:document-meta>
</file>